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 Unicode MS1" svg:font-family="'Arial Unicode MS'" style:font-family-generic="swiss"/>
    <style:font-face style:name="PingFang SC" svg:font-family="'PingFang SC'" style:font-pitch="variable"/>
    <style:font-face style:name="Songti SC" svg:font-family="'Songti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>
      <style:paragraph-properties style:punctuation-wrap="simple" style:writing-mode="lr-tb"/>
    </style:style>
    <style:style style:name="P3" style:family="paragraph">
      <loext:graphic-properties draw:fill="solid" draw:fill-color="#729fcf"/>
      <style:paragraph-properties style:punctuation-wrap="simple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 draw:fill-color="#ffffff"/>
    </style:style>
    <style:style style:name="T1" style:family="text">
      <style:text-properties style:use-window-font-color="true" style:font-name="Liberation Serif1" fo:font-size="8pt" fo:language="ru" fo:country="RU" style:letter-kerning="true" style:font-name-asian="Songti SC" style:font-size-asian="8pt" style:language-asian="zh" style:country-asian="CN" style:font-name-complex="Arial Unicode MS" style:font-size-complex="8pt" style:language-complex="hi" style:country-complex="IN"/>
    </style:style>
    <style:style style:name="T2" style:family="text">
      <style:text-properties style:use-window-font-color="true" style:font-name="Liberation Serif1" fo:font-size="7pt" fo:language="ru" fo:country="RU" style:letter-kerning="true" style:font-name-asian="Songti SC" style:font-size-asian="7pt" style:language-asian="zh" style:country-asian="CN" style:font-name-complex="Arial Unicode MS" style:font-size-complex="7pt" style:language-complex="hi" style:country-complex="IN"/>
    </style:style>
    <style:style style:name="T3" style:family="text">
      <style:text-properties style:use-window-font-color="true" style:font-name="Liberation Serif1" fo:font-size="12pt" fo:language="ru" fo:country="RU" style:letter-kerning="true" style:font-name-asian="Songti SC" style:font-size-asian="12pt" style:language-asian="zh" style:country-asian="CN" style:font-name-complex="Arial Unicode MS" style:font-size-complex="12pt" style:language-complex="hi" style:country-complex="IN"/>
    </style:style>
    <style:style style:name="gr1" style:family="graphic">
      <style:graphic-properties draw:stroke="solid" svg:stroke-width="0.026cm" svg:stroke-color="#3465a4" svg:stroke-opacity="100%" draw:stroke-linejoin="round" draw:fill="solid" draw:fill-color="#729fcf" draw:textarea-horizontal-align="justify" draw:textarea-vertical-align="middle" draw:auto-grow-height="false" draw:auto-grow-width="true" fo:min-height="0.587cm" fo:min-width="1.81cm" fo:padding-top="0cm" fo:padding-bottom="0cm" fo:padding-left="0cm" fo:padding-right="0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6cm" svg:stroke-color="#3465a4" svg:stroke-opacity="100%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26cm" svg:stroke-color="#3465a4" svg:stroke-opacity="100%" draw:stroke-linejoin="round" draw:fill="solid" draw:fill-color="#729fcf" draw:textarea-horizontal-align="justify" draw:textarea-vertical-align="middle" draw:auto-grow-height="false" draw:auto-grow-width="true" fo:min-height="0.4cm" fo:min-width="1.341cm" fo:padding-top="0cm" fo:padding-bottom="0cm" fo:padding-left="0cm" fo:padding-right="0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26cm" svg:stroke-color="#3465a4" svg:stroke-opacity="100%" draw:stroke-linejoin="round" draw:fill="solid" draw:fill-color="#729fcf" draw:textarea-horizontal-align="justify" draw:textarea-vertical-align="middle" draw:auto-grow-height="false" draw:auto-grow-width="true" fo:min-height="0.399cm" fo:min-width="1.341cm" fo:padding-top="0cm" fo:padding-bottom="0cm" fo:padding-left="0cm" fo:padding-right="0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width="0.026cm" svg:stroke-color="#3465a4" svg:stroke-opacity="100%" draw:stroke-linejoin="round" draw:fill="solid" draw:fill-color="#729fcf" draw:textarea-horizontal-align="justify" draw:textarea-vertical-align="middle" draw:auto-grow-height="false" draw:auto-grow-width="true" fo:min-height="0.882cm" fo:min-width="1.836cm" fo:padding-top="0cm" fo:padding-bottom="0cm" fo:padding-left="0cm" fo:padding-right="0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width="0.026cm" svg:stroke-color="#3465a4" svg:stroke-opacity="100%" draw:stroke-linejoin="round" draw:fill="solid" draw:fill-color="#729fcf" draw:textarea-horizontal-align="justify" draw:textarea-vertical-align="middle" draw:auto-grow-height="false" draw:auto-grow-width="true" fo:min-height="0.425cm" fo:min-width="1.325cm" fo:padding-top="0cm" fo:padding-bottom="0cm" fo:padding-left="0cm" fo:padding-right="0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width="0.026cm" svg:stroke-color="#3465a4" svg:stroke-opacity="100%" draw:stroke-linejoin="round" draw:fill="solid" draw:fill-color="#729fcf" draw:textarea-horizontal-align="justify" draw:textarea-vertical-align="middle" draw:auto-grow-height="false" draw:auto-grow-width="true" fo:padding-top="0cm" fo:padding-bottom="0cm" fo:padding-left="0cm" fo:padding-right="0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svg:stroke-width="0.026cm" svg:stroke-color="#3465a4" svg:stroke-opacity="100%" draw:stroke-linejoin="round" draw:fill="solid" draw:fill-color="#729fcf" draw:textarea-horizontal-align="justify" draw:textarea-vertical-align="middle" draw:auto-grow-height="false" draw:auto-grow-width="true" fo:min-height="0.425cm" fo:min-width="1.879cm" fo:padding-top="0cm" fo:padding-bottom="0cm" fo:padding-left="0cm" fo:padding-right="0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solid" svg:stroke-width="0.026cm" svg:stroke-color="#3465a4" svg:stroke-opacity="100%" draw:stroke-linejoin="round" draw:fill="solid" draw:fill-color="#729fcf" draw:textarea-horizontal-align="justify" draw:textarea-vertical-align="middle" draw:auto-grow-height="false" draw:auto-grow-width="true" fo:min-height="0.515cm" fo:min-width="1.84cm" fo:padding-top="0cm" fo:padding-bottom="0cm" fo:padding-left="0cm" fo:padding-right="0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solid" svg:stroke-width="0.026cm" svg:stroke-color="#3465a4" svg:stroke-opacity="100%" draw:stroke-linejoin="round" draw:fill="solid" draw:fill-color="#729fcf" draw:textarea-horizontal-align="justify" draw:textarea-vertical-align="middle" draw:auto-grow-height="false" draw:auto-grow-width="true" fo:min-height="0.741cm" fo:min-width="1.824cm" fo:padding-top="0cm" fo:padding-bottom="0cm" fo:padding-left="0cm" fo:padding-right="0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solid" svg:stroke-width="0.026cm" svg:stroke-color="#3465a4" draw:marker-end="msArrowEnd_20_5" draw:marker-end-width="0.212cm" draw:marker-end-center="false" svg:stroke-opacity="100%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solid" svg:stroke-width="0.026cm" svg:stroke-color="#3465a4" svg:stroke-opacity="100%" draw:stroke-linejoin="round" draw:fill="solid" draw:fill-color="#729fcf" draw:textarea-horizontal-align="justify" draw:textarea-vertical-align="middle" draw:auto-grow-height="false" draw:auto-grow-width="true" fo:min-height="0.61cm" fo:min-width="2.88cm" fo:padding-top="0cm" fo:padding-bottom="0cm" fo:padding-left="0cm" fo:padding-right="0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solid" svg:stroke-width="0.026cm" svg:stroke-color="#3465a4" svg:stroke-opacity="100%" draw:stroke-linejoin="round" draw:fill="solid" draw:fill-color="#729fcf" draw:textarea-horizontal-align="justify" draw:textarea-vertical-align="middle" draw:auto-grow-height="false" draw:auto-grow-width="true" fo:min-height="0.78cm" fo:min-width="3.05cm" fo:padding-top="0cm" fo:padding-bottom="0cm" fo:padding-left="0cm" fo:padding-right="0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6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59" draw:name="Фигура1" draw:style-name="gr14" draw:text-style-name="P5" svg:width="0.526cm" svg:height="0.639cm" svg:x="5.983cm" svg:y="2.552cm"><draw:text-box><text:p>Да</text:p></draw:text-box></draw:frame><draw:frame text:anchor-type="paragraph" draw:z-index="60" draw:name="Фигура1" draw:style-name="gr14" draw:text-style-name="P5" svg:width="0.526cm" svg:height="0.639cm" svg:x="3.454cm" svg:y="3.584cm"><draw:text-box><text:p>Да</text:p></draw:text-box></draw:frame><draw:frame text:anchor-type="paragraph" draw:z-index="61" draw:name="Фигура1" draw:style-name="gr14" draw:text-style-name="P5" svg:width="0.526cm" svg:height="0.639cm" svg:x="1.441cm" svg:y="4.636cm"><draw:text-box><text:p>Да</text:p></draw:text-box></draw:frame><draw:frame text:anchor-type="paragraph" draw:z-index="62" draw:name="Фигура1" draw:style-name="gr14" draw:text-style-name="P5" svg:width="0.526cm" svg:height="0.639cm" svg:x="11.34cm" svg:y="4.914cm"><draw:text-box><text:p>Да</text:p></draw:text-box></draw:frame><draw:frame text:anchor-type="paragraph" draw:z-index="63" draw:name="Фигура1" draw:style-name="gr14" draw:text-style-name="P5" svg:width="0.526cm" svg:height="0.639cm" svg:x="13.804cm" svg:y="5.953cm"><draw:text-box><text:p>Да</text:p></draw:text-box></draw:frame><draw:frame text:anchor-type="paragraph" draw:z-index="64" draw:name="Фигура1" draw:style-name="gr15" draw:text-style-name="P5" svg:width="2.675cm" svg:height="0.976cm" svg:x="9.541cm" svg:y="2.552cm"><draw:text-box><text:p>Нет</text:p></draw:text-box></draw:frame><draw:frame text:anchor-type="paragraph" draw:z-index="65" draw:name="Фигура1" draw:style-name="gr15" draw:text-style-name="P5" svg:width="2.675cm" svg:height="0.976cm" svg:x="14.543cm" svg:y="4.978cm"><draw:text-box><text:p>Нет</text:p></draw:text-box></draw:frame><draw:frame text:anchor-type="paragraph" draw:z-index="66" draw:name="Фигура1" draw:style-name="gr15" draw:text-style-name="P5" svg:width="2.251cm" svg:height="0.976cm" svg:x="16.745cm" svg:y="6.08cm"><draw:text-box><text:p>Нет</text:p></draw:text-box></draw:frame><draw:frame text:anchor-type="paragraph" draw:z-index="67" draw:name="Фигура1" draw:style-name="gr15" draw:text-style-name="P5" svg:width="2.675cm" svg:height="0.976cm" svg:x="6.943cm" svg:y="3.648cm"><draw:text-box><text:p>Нет</text:p></draw:text-box></draw:frame><draw:frame text:anchor-type="paragraph" draw:z-index="68" draw:name="Фигура1" draw:style-name="gr15" draw:text-style-name="P5" svg:width="2.675cm" svg:height="0.976cm" svg:x="4.505cm" svg:y="4.718cm"><draw:text-box><text:p>Нет</text:p></draw:text-box></draw:frame><draw:custom-shape text:anchor-type="char" draw:z-index="0" draw:name="Shape1" draw:style-name="gr1" draw:text-style-name="P3" svg:width="2.876cm" svg:height="0.934cm" svg:x="6.567cm" svg:y="0.893cm"><text:p text:style-name="P2"><text:span text:style-name="T1"><text:s text:c="4"/></text:span><text:span text:style-name="T1">Ввод a, b, c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char" draw:z-index="1" draw:name="Shape2" draw:style-name="gr2" draw:text-style-name="P4" svg:x1="7.855cm" svg:y1="2.779cm" svg:x2="7.855cm" svg:y2="1.826cm"><text:p/></draw:line><draw:custom-shape text:anchor-type="char" draw:z-index="2" draw:name="Shape3" draw:style-name="gr3" draw:text-style-name="P3" svg:width="2.678cm" svg:height="0.796cm" svg:x="6.509cm" svg:y="2.796cm"><text:p text:style-name="P2"><text:span text:style-name="T1"><text:s text:c="7"/></text:span><text:span text:style-name="T1">a = 0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char" draw:z-index="3" draw:name="Shape3" draw:style-name="gr3" draw:text-style-name="P3" svg:width="2.678cm" svg:height="0.796cm" svg:x="4.265cm" svg:y="3.828cm"><text:p text:style-name="P2"><text:span text:style-name="T1"><text:s text:c="7"/></text:span><text:span text:style-name="T1">b = 0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char" draw:z-index="4" draw:name="Shape3" draw:style-name="gr4" draw:text-style-name="P3" svg:width="2.68cm" svg:height="0.798cm" svg:x="1.826cm" svg:y="4.86cm"><text:p text:style-name="P2"><text:span text:style-name="T1"><text:s text:c="7"/></text:span><text:span text:style-name="T1">c = 0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char" draw:z-index="5" draw:name="Shape4" draw:style-name="gr5" draw:text-style-name="P3" svg:width="2.916cm" svg:height="1.401cm" svg:x="0.222cm" svg:y="6.091cm"><text:p text:style-name="P2"><text:span text:style-name="T1">X принадлежит R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char" draw:z-index="6" draw:name="Shape4" draw:style-name="gr6" draw:text-style-name="P3" svg:width="2.105cm" svg:height="0.676cm" svg:x="3.332cm" svg:y="6.071cm"><text:p text:style-name="P2"><text:span text:style-name="T2">Нет решений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frame text:anchor-type="char" draw:z-index="7" draw:style-name="gr7" draw:text-style-name="P3" svg:width="1.378cm" svg:height="0.694cm" svg:x="6.899cm" svg:y="5.001cm"><draw:text-box><text:p text:style-name="P2"><text:span text:style-name="T1"><text:s text:c="5"/></text:span><text:span text:style-name="T1">x = -c / b</text:span></text:p></draw:text-box></draw:frame><draw:custom-shape text:anchor-type="char" draw:z-index="8" draw:name="Shape4" draw:style-name="gr8" draw:text-style-name="P3" svg:width="2.984cm" svg:height="0.676cm" svg:x="6.586cm" svg:y="6.348cm"><text:p text:style-name="P2"><text:span text:style-name="T2"><text:s text:c="5"/></text:span><text:span text:style-name="T2">Корень равенX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frame text:anchor-type="char" draw:z-index="9" draw:style-name="gr7" draw:text-style-name="P3" svg:width="2.003cm" svg:height="0.694cm" svg:x="12.323cm" svg:y="3.868cm"><draw:text-box><text:p text:style-name="P2"><text:span text:style-name="T2"><text:s text:c="3"/></text:span><text:span text:style-name="T2">D=(b * b)—4*a*c</text:span></text:p></draw:text-box></draw:frame><draw:custom-shape text:anchor-type="char" draw:z-index="10" draw:name="Shape3" draw:style-name="gr3" draw:text-style-name="P3" svg:width="2.678cm" svg:height="0.796cm" svg:x="11.866cm" svg:y="5.158cm"><text:p text:style-name="P2"><text:span text:style-name="T1"><text:s text:c="5"/></text:span><text:span text:style-name="T1">D &gt; 0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char" draw:z-index="11" draw:style-name="gr7" draw:text-style-name="P3" svg:width="1.468cm" svg:height="0.694cm" svg:x="10.22cm" svg:y="6.408cm"><draw:text-box><text:p text:style-name="P2"><text:span text:style-name="T2"><text:s text:c="5"/></text:span><text:span text:style-name="T2">D = sqrt(D)</text:span></text:p></draw:text-box></draw:frame><draw:frame text:anchor-type="char" draw:z-index="12" draw:style-name="gr7" draw:text-style-name="P3" svg:width="1.735cm" svg:height="0.694cm" svg:x="10.239cm" svg:y="7.541cm"><draw:text-box><text:p text:style-name="P2"><text:span text:style-name="T2"><text:s text:c="2"/></text:span><text:span text:style-name="T2">x1=(-b-D)/(2*a)</text:span></text:p></draw:text-box></draw:frame><draw:frame text:anchor-type="char" draw:z-index="13" draw:style-name="gr7" draw:text-style-name="P3" svg:width="1.793cm" svg:height="0.694cm" svg:x="10.218cm" svg:y="8.631cm"><draw:text-box><text:p text:style-name="P2"><text:span text:style-name="T2"><text:s text:c="2"/></text:span><text:span text:style-name="T2">x2=(-b+D)/(2*a)</text:span></text:p></draw:text-box></draw:frame><draw:custom-shape text:anchor-type="char" draw:z-index="14" draw:name="Shape4" draw:style-name="gr6" draw:text-style-name="P3" svg:width="2.105cm" svg:height="0.676cm" svg:x="9.901cm" svg:y="9.781cm"><text:p text:style-name="P2"><text:span text:style-name="T2"><text:s text:c="9"/></text:span><text:span text:style-name="T2">x1, x2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frame text:anchor-type="char" draw:z-index="15" draw:style-name="gr7" draw:text-style-name="P3" svg:width="1.519cm" svg:height="0.694cm" svg:x="13.03cm" svg:y="7.521cm"><draw:text-box><text:p text:style-name="P2"><text:span text:style-name="T1"><text:s text:c="5"/></text:span><text:span text:style-name="T1">x3 = -c / b</text:span></text:p></draw:text-box></draw:frame><draw:custom-shape text:anchor-type="char" draw:z-index="16" draw:name="Shape4" draw:style-name="gr9" draw:text-style-name="P3" svg:width="2.92cm" svg:height="0.819cm" svg:x="12.559cm" svg:y="8.767cm"><text:p text:style-name="P2"><text:span text:style-name="T2"><text:s text:c="5"/></text:span><text:span text:style-name="T2">Корни совпадают</text:span></text:p><text:p text:style-name="P2"><text:span text:style-name="T2">, Х3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char" draw:z-index="17" draw:name="Shape3" draw:style-name="gr3" draw:text-style-name="P3" svg:width="2.678cm" svg:height="0.796cm" svg:x="14.247cm" svg:y="6.189cm"><text:p text:style-name="P2"><text:span text:style-name="T1"><text:s text:c="7"/></text:span><text:span text:style-name="T1">D = 0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char" draw:z-index="18" draw:name="Shape4" draw:style-name="gr10" draw:text-style-name="P3" svg:width="2.897cm" svg:height="1.176cm" svg:x="15.538cm" svg:y="7.359cm"><text:p text:style-name="P2"><text:span text:style-name="T2">Решение в </text:span></text:p><text:p text:style-name="P2"><text:span text:style-name="T2">Комплексных</text:span></text:p><text:p text:style-name="P2"><text:span text:style-name="T2"><text:s/></text:span><text:span text:style-name="T2">числах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char" draw:z-index="19" draw:name="Shape6" draw:style-name="gr2" draw:text-style-name="P4" svg:x1="6.509cm" svg:y1="3.191cm" svg:x2="5.648cm" svg:y2="3.191cm"><text:p/></draw:line><draw:line text:anchor-type="char" draw:z-index="20" draw:name="Shape7" draw:style-name="gr2" draw:text-style-name="P4" svg:x1="5.648cm" svg:y1="3.191cm" svg:x2="5.648cm" svg:y2="3.828cm"><text:p/></draw:line><draw:line text:anchor-type="char" draw:z-index="21" draw:name="Shape8" draw:style-name="gr2" draw:text-style-name="P4" svg:x1="4.265cm" svg:y1="4.223cm" svg:x2="3.147cm" svg:y2="4.223cm"><text:p/></draw:line><draw:line text:anchor-type="char" draw:z-index="22" draw:name="Shape9" draw:style-name="gr2" draw:text-style-name="P4" svg:x1="3.147cm" svg:y1="4.86cm" svg:x2="3.147cm" svg:y2="4.223cm"><text:p/></draw:line><draw:line text:anchor-type="char" draw:z-index="23" draw:name="Shape10" draw:style-name="gr2" draw:text-style-name="P4" svg:x1="1.826cm" svg:y1="5.274cm" svg:x2="1.441cm" svg:y2="5.274cm"><text:p/></draw:line><draw:line text:anchor-type="char" draw:z-index="24" draw:name="Shape11" draw:style-name="gr2" draw:text-style-name="P4" svg:x1="1.441cm" svg:y1="5.274cm" svg:x2="1.441cm" svg:y2="6.091cm"><text:p/></draw:line><draw:line text:anchor-type="char" draw:z-index="25" draw:name="Shape12" draw:style-name="gr2" draw:text-style-name="P4" svg:x1="4.505cm" svg:y1="5.255cm" svg:x2="4.893cm" svg:y2="5.255cm"><text:p/></draw:line><draw:line text:anchor-type="char" draw:z-index="26" draw:name="Shape13" draw:style-name="gr2" draw:text-style-name="P4" svg:x1="4.893cm" svg:y1="5.255cm" svg:x2="4.893cm" svg:y2="6.072cm"><text:p/></draw:line><draw:line text:anchor-type="char" draw:z-index="27" draw:name="Shape14" draw:style-name="gr2" draw:text-style-name="P4" svg:x1="6.943cm" svg:y1="4.223cm" svg:x2="7.791cm" svg:y2="4.223cm"><text:p/></draw:line><draw:line text:anchor-type="char" draw:z-index="28" draw:name="Shape15" draw:style-name="gr2" draw:text-style-name="P4" svg:x1="7.791cm" svg:y1="4.223cm" svg:x2="7.791cm" svg:y2="5.001cm"><text:p/></draw:line><draw:line text:anchor-type="char" draw:z-index="29" draw:name="Shape16" draw:style-name="gr2" draw:text-style-name="P4" svg:x1="7.772cm" svg:y1="5.694cm" svg:x2="7.772cm" svg:y2="6.348cm"><text:p/></draw:line><draw:line text:anchor-type="char" draw:z-index="30" draw:name="Shape17" draw:style-name="gr2" draw:text-style-name="P4" svg:x1="7.772cm" svg:y1="7.024cm" svg:x2="7.779cm" svg:y2="13.358cm"><text:p/></draw:line><draw:line text:anchor-type="char" draw:z-index="31" draw:name="Shape18" draw:style-name="gr2" draw:text-style-name="P4" svg:x1="4.337cm" svg:y1="6.747cm" svg:x2="4.337cm" svg:y2="8.786cm"><text:p/></draw:line><draw:line text:anchor-type="char" draw:z-index="32" draw:name="Shape19" draw:style-name="gr2" draw:text-style-name="P4" svg:x1="4.337cm" svg:y1="8.786cm" svg:x2="7.771cm" svg:y2="8.786cm"><text:p/></draw:line><draw:line text:anchor-type="char" draw:z-index="33" draw:name="Shape20" draw:style-name="gr2" draw:text-style-name="P4" svg:x1="1.422cm" svg:y1="7.491cm" svg:x2="1.422cm" svg:y2="9.243cm"><text:p/></draw:line><draw:line text:anchor-type="char" draw:z-index="34" draw:name="Shape21" draw:style-name="gr2" draw:text-style-name="P4" svg:x1="1.422cm" svg:y1="9.243cm" svg:x2="7.772cm" svg:y2="9.243cm"><text:p/></draw:line><draw:line text:anchor-type="char" draw:z-index="35" draw:name="Shape22" draw:style-name="gr2" draw:text-style-name="P4" svg:x1="9.186cm" svg:y1="3.191cm" svg:x2="13.465cm" svg:y2="3.191cm"><text:p/></draw:line><draw:line text:anchor-type="char" draw:z-index="36" draw:name="Shape23" draw:style-name="gr2" draw:text-style-name="P4" svg:x1="13.466cm" svg:y1="3.191cm" svg:x2="13.466cm" svg:y2="3.868cm"><text:p/></draw:line><draw:line text:anchor-type="char" draw:z-index="37" draw:name="Shape24" draw:style-name="gr2" draw:text-style-name="P4" svg:x1="13.189cm" svg:y1="5.157cm" svg:x2="13.189cm" svg:y2="4.561cm"><text:p/></draw:line><draw:line text:anchor-type="char" draw:z-index="38" draw:name="Shape25" draw:style-name="gr2" draw:text-style-name="P4" svg:x1="11.866cm" svg:y1="5.553cm" svg:x2="11.065cm" svg:y2="5.553cm"><text:p/></draw:line><draw:line text:anchor-type="char" draw:z-index="39" draw:name="Shape26" draw:style-name="gr2" draw:text-style-name="P4" svg:x1="11.065cm" svg:y1="5.553cm" svg:x2="11.065cm" svg:y2="6.408cm"><text:p/></draw:line><draw:line text:anchor-type="char" draw:z-index="40" draw:name="Shape27" draw:style-name="gr2" draw:text-style-name="P4" svg:x1="11.084cm" svg:y1="7.101cm" svg:x2="11.084cm" svg:y2="7.54cm"><text:p/></draw:line><draw:line text:anchor-type="char" draw:z-index="41" draw:name="Shape28" draw:style-name="gr2" draw:text-style-name="P4" svg:x1="11.065cm" svg:y1="8.234cm" svg:x2="11.065cm" svg:y2="8.631cm"><text:p/></draw:line><draw:line text:anchor-type="char" draw:z-index="42" draw:name="Shape29" draw:style-name="gr2" draw:text-style-name="P4" svg:x1="11.084cm" svg:y1="9.324cm" svg:x2="11.084cm" svg:y2="9.781cm"><text:p/></draw:line><draw:line text:anchor-type="char" draw:z-index="43" draw:name="Shape30" draw:style-name="gr2" draw:text-style-name="P4" svg:x1="14.543cm" svg:y1="5.553cm" svg:x2="15.55cm" svg:y2="5.553cm"><text:p/></draw:line><draw:line text:anchor-type="char" draw:z-index="44" draw:name="Shape31" draw:style-name="gr2" draw:text-style-name="P4" svg:x1="15.57cm" svg:y1="6.19cm" svg:x2="15.57cm" svg:y2="5.553cm"><text:p/></draw:line><draw:line text:anchor-type="char" draw:z-index="45" draw:name="Shape32" draw:style-name="gr2" draw:text-style-name="P4" svg:x1="14.247cm" svg:y1="6.585cm" svg:x2="13.804cm" svg:y2="6.585cm"><text:p/></draw:line><draw:line text:anchor-type="char" draw:z-index="46" draw:name="Shape33" draw:style-name="gr2" draw:text-style-name="P4" svg:x1="13.783cm" svg:y1="7.522cm" svg:x2="13.783cm" svg:y2="6.585cm"><text:p/></draw:line><draw:line text:anchor-type="char" draw:z-index="47" draw:name="Shape34" draw:style-name="gr2" draw:text-style-name="P4" svg:x1="13.824cm" svg:y1="8.214cm" svg:x2="13.824cm" svg:y2="8.766cm"><text:p/></draw:line><draw:line text:anchor-type="char" draw:z-index="48" draw:name="Shape35" draw:style-name="gr2" draw:text-style-name="P4" svg:x1="16.925cm" svg:y1="6.585cm" svg:x2="17.435cm" svg:y2="6.585cm"><text:p/></draw:line><draw:line text:anchor-type="char" draw:z-index="49" draw:name="Shape36" draw:style-name="gr2" draw:text-style-name="P4" svg:x1="17.434cm" svg:y1="6.585cm" svg:x2="17.434cm" svg:y2="7.359cm"><text:p/></draw:line><draw:line text:anchor-type="char" draw:z-index="50" draw:name="Shape37" draw:style-name="gr2" draw:text-style-name="P4" svg:x1="11.045cm" svg:y1="10.456cm" svg:x2="11.045cm" svg:y2="10.811cm"><text:p/></draw:line><draw:line text:anchor-type="char" draw:z-index="51" draw:name="Shape38" draw:style-name="gr2" draw:text-style-name="P4" svg:x1="13.783cm" svg:y1="9.585cm" svg:x2="13.783cm" svg:y2="11.128cm"><text:p/></draw:line><draw:line text:anchor-type="char" draw:z-index="52" draw:name="Shape39" draw:style-name="gr2" draw:text-style-name="P4" svg:x1="17.059cm" svg:y1="8.534cm" svg:x2="17.059cm" svg:y2="11.665cm"><text:p/></draw:line><draw:line text:anchor-type="char" draw:z-index="53" draw:name="Shape40" draw:style-name="gr11" draw:text-style-name="P4" svg:x1="11.046cm" svg:y1="10.811cm" svg:x2="7.772cm" svg:y2="10.811cm"><text:p/></draw:line><draw:line text:anchor-type="char" draw:z-index="54" draw:name="Shape41" draw:style-name="gr11" draw:text-style-name="P4" svg:x1="13.783cm" svg:y1="11.128cm" svg:x2="7.772cm" svg:y2="11.128cm"><text:p/></draw:line><draw:line text:anchor-type="char" draw:z-index="55" draw:name="Shape42" draw:style-name="gr11" draw:text-style-name="P4" svg:x1="17.059cm" svg:y1="11.665cm" svg:x2="7.772cm" svg:y2="11.665cm"><text:p/></draw:line><draw:custom-shape text:anchor-type="char" draw:z-index="56" draw:name="Shape43" draw:style-name="gr12" draw:text-style-name="P3" svg:width="3.132cm" svg:height="0.862cm" svg:x="6.632cm" svg:y="-0.864cm"><text:p text:style-name="P2"><text:span text:style-name="T3"><text:s text:c="8"/></text:span><text:span text:style-name="T3">Начало</text:span></text:p>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57" draw:name="Shape43" draw:style-name="gr13" draw:text-style-name="P3" svg:width="3.132cm" svg:height="0.862cm" svg:x="6.279cm" svg:y="13.344cm"><text:p text:style-name="P2"><text:span text:style-name="T3"><text:s text:c="9"/></text:span><text:span text:style-name="T3">Конец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char" draw:z-index="58" draw:name="Shape44" draw:style-name="gr2" draw:text-style-name="P4" svg:x1="7.802cm" svg:y1="-0.004cm" svg:x2="7.802cm" svg:y2="0.892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 Unicode MS1" svg:font-family="'Arial Unicode MS'" style:font-family-generic="swiss"/>
    <style:font-face style:name="PingFang SC" svg:font-family="'PingFang SC'" style:font-pitch="variable"/>
    <style:font-face style:name="Songti SC" svg:font-family="'Songti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Songti SC" style:font-family-asian="'Songti SC'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PingFang SC" style:font-family-asian="'PingFang SC'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Arial Unicode MS1" style:font-family-complex="'Arial Unicode MS'" style:font-family-generic-complex="swiss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10:24:53.366000000</meta:creation-date>
    <dc:date>2019-09-20T11:21:36.203000000</dc:date>
    <meta:editing-cycles>2</meta:editing-cycles>
    <meta:editing-duration>PT8M18S</meta:editing-duration>
    <meta:print-date>1995-11-21T17:41:00</meta:print-date>
    <meta:document-statistic meta:table-count="0" meta:image-count="0" meta:object-count="0" meta:page-count="1" meta:paragraph-count="0" meta:word-count="0" meta:character-count="0" meta:non-whitespace-character-count="0"/>
    <meta:generator>LibreOffice/5.3.2.2$Windows_X86_64 LibreOffice_project/6cd4f1ef626f15116896b1d8e1398b56da0d0ee1</meta:generator>
  </office:meta>
</office:document-meta>
</file>